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very player shuffle their library. And draw a single card the player with the card that require the less spiritual energy starts. if two or more player are draw they draw another card until</text:span></text:p>
            <text:p><text:span text:style-name="T1">One is decided as starter player.</text:span></text:p>
            <text:p><text:span text:style-name="T1">(all cards draw this way goes at the bottom of the user libr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ery player draw 4 card in their libraries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When hi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is entire crypte one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the recycling phase the player can sacrifice the next card on he's library. What this card may be, it deliver enough energy to either :</text:p>
              </text:list-header>
              <text:list-item>
                <text:p>Shift</text:p>
              </text:list-item>
              <text:list-item>
                <text:p>Play twice his turn (except he cannot shift nor recycle again)</text:p>
              </text:list-item>
              <text:list-item>
                <text:p>Resurect a fallen hero (still need to pay for it)</text:p>
                <text:p>If the player do so, he can't dra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dra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If the player didn't shift nor recycle, he can draw a card, but can decide to not.</text:p>
                <text:p>If the player decide to do not draw a card he can do it later as long as it's his turn.</text:p>
                <text:p>If the player didn't draw a card in his turn and end his turn, he cannot draw a card on other player's turn. (exept special hero abilit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In this phase the player can spend his spiritual energy to summon creatures, traps or cast spells.</text:p>
                <text:p>Spells can be casted anytime during the player or opponent turn providing the player have enough spirutual energy.</text:p>
                <text:p>Traps and creatures on the other hand can be summoned only during invocation phase, except creature with haste can be summoned anytime like a spell ca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Before summoning a creature the player has to pay the summoning's cost with his spiritual energy.</text:p>
                <text:p/>
                <text:p>When a player summon a creature he can display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The player place the creature,trap card face down on the table, place a mark/flag on it then place an unknown creature piece with the corresponding mark/flag on it in front of his crypte.</text:p>
                <text:p>This creature don't behave as a displayed card.</text:p>
                <text:p>he only can move one tile per turn.</text:p>
                <text:p>If this creature enter in the ligne of sight of another creature, the creature is declared for everybod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onin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player reveals the creature card, put a mark on it then put a piece in front of his crypt with the corresponding marker.</text:p>
                <text:p>This creature behave as show in the card.</text:p>
                <text:p>(traps shouldn't be declared if player w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, the player decides to move <text:s/>or to attack with one of his creature summoned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For each creatures has on a adjacent tile a soul geyzer, the player earn 100 spiritual energy. </text:p>
                <text:p/>
                <text:p>if the player have a hero summoned his hero regen 200 spiritual essen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20:01:50.40</meta:creation-date>
    <meta:editing-duration>PT1H23M34S</meta:editing-duration>
    <meta:editing-cycles>10</meta:editing-cycles>
    <dc:date>2014-01-28T05:37:33.28</dc:date>
    <meta:generator>OpenOffice/4.0.1$Win32 OpenOffice.org_project/401m5$Build-9714</meta:generator>
    <meta:document-statistic meta:object-count="69"/>
  </office:meta>
</office:document-meta>
</file>